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2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9235">
            <text:p>0.192350</text:p>
          </table:table-cell>
          <table:table-cell office:value-type="float" office:value="0.192378">
            <text:p>0.192378</text:p>
          </table:table-cell>
          <table:table-cell office:value-type="float" office:value="0.192338">
            <text:p>0.192338</text:p>
          </table:table-cell>
          <table:table-cell office:value-type="float" office:value="0.192402">
            <text:p>0.192402</text:p>
          </table:table-cell>
          <table:table-cell office:value-type="float" office:value="0.192547">
            <text:p>0.192547</text:p>
          </table:table-cell>
          <table:table-cell office:value-type="float" office:value="0.192279">
            <text:p>0.192279</text:p>
          </table:table-cell>
          <table:table-cell office:value-type="float" office:value="0.192263">
            <text:p>0.192263</text:p>
          </table:table-cell>
          <table:table-cell office:value-type="float" office:value="0.192301">
            <text:p>0.192301</text:p>
          </table:table-cell>
          <table:table-cell office:value-type="float" office:value="0.192336">
            <text:p>0.192336</text:p>
          </table:table-cell>
          <table:table-cell office:value-type="float" office:value="0.19234">
            <text:p>0.192340</text:p>
          </table:table-cell>
          <table:table-cell office:value-type="float" office:value="1">
            <text:p>1</text:p>
          </table:table-cell>
          <table:table-cell table:formula="of:=AVERAGE([.B2:.K2])" office:value-type="float" office:value="0.1923534">
            <text:p>0.192353</text:p>
          </table:table-cell>
          <table:table-cell table:style-name="ce1" office:value-type="float" office:value="1">
            <text:p>1</text:p>
          </table:table-cell>
          <table:table-cell table:formula="of:=[.$M12]/[.M2]" office:value-type="float" office:value="0.999997920494257">
            <text:p>0.999998</text:p>
          </table:table-cell>
          <table:table-cell table:number-columns-repeated="24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89903">
            <text:p>0.189903</text:p>
          </table:table-cell>
          <table:table-cell office:value-type="float" office:value="0.189873">
            <text:p>0.189873</text:p>
          </table:table-cell>
          <table:table-cell office:value-type="float" office:value="0.189943">
            <text:p>0.189943</text:p>
          </table:table-cell>
          <table:table-cell office:value-type="float" office:value="0.189895">
            <text:p>0.189895</text:p>
          </table:table-cell>
          <table:table-cell office:value-type="float" office:value="0.189939">
            <text:p>0.189939</text:p>
          </table:table-cell>
          <table:table-cell office:value-type="float" office:value="0.189837">
            <text:p>0.189837</text:p>
          </table:table-cell>
          <table:table-cell office:value-type="float" office:value="0.189933">
            <text:p>0.189933</text:p>
          </table:table-cell>
          <table:table-cell office:value-type="float" office:value="0.18986">
            <text:p>0.189860</text:p>
          </table:table-cell>
          <table:table-cell office:value-type="float" office:value="0.189911">
            <text:p>0.189911</text:p>
          </table:table-cell>
          <table:table-cell office:value-type="float" office:value="0.189896">
            <text:p>0.189896</text:p>
          </table:table-cell>
          <table:table-cell office:value-type="float" office:value="2">
            <text:p>2</text:p>
          </table:table-cell>
          <table:table-cell table:formula="of:=AVERAGE([.B3:.K3])" office:value-type="float" office:value="0.189899">
            <text:p>0.189899</text:p>
          </table:table-cell>
          <table:table-cell table:style-name="ce1" office:value-type="float" office:value="2">
            <text:p>2</text:p>
          </table:table-cell>
          <table:table-cell table:formula="of:=[.$M12]/[.M3]" office:value-type="float" office:value="1.01292265888709">
            <text:p>1.012923</text:p>
          </table:table-cell>
          <table:table-cell table:number-columns-repeated="24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20933">
            <text:p>0.120933</text:p>
          </table:table-cell>
          <table:table-cell office:value-type="float" office:value="0.120931">
            <text:p>0.120931</text:p>
          </table:table-cell>
          <table:table-cell office:value-type="float" office:value="0.120947">
            <text:p>0.120947</text:p>
          </table:table-cell>
          <table:table-cell office:value-type="float" office:value="0.120921">
            <text:p>0.120921</text:p>
          </table:table-cell>
          <table:table-cell office:value-type="float" office:value="0.120972">
            <text:p>0.120972</text:p>
          </table:table-cell>
          <table:table-cell office:value-type="float" office:value="0.120934">
            <text:p>0.120934</text:p>
          </table:table-cell>
          <table:table-cell office:value-type="float" office:value="0.120951">
            <text:p>0.120951</text:p>
          </table:table-cell>
          <table:table-cell office:value-type="float" office:value="0.120927">
            <text:p>0.120927</text:p>
          </table:table-cell>
          <table:table-cell office:value-type="float" office:value="0.120954">
            <text:p>0.120954</text:p>
          </table:table-cell>
          <table:table-cell office:value-type="float" office:value="0.120942">
            <text:p>0.120942</text:p>
          </table:table-cell>
          <table:table-cell office:value-type="float" office:value="4">
            <text:p>4</text:p>
          </table:table-cell>
          <table:table-cell table:formula="of:=AVERAGE([.B4:.K4])" office:value-type="float" office:value="0.1209412">
            <text:p>0.120941</text:p>
          </table:table-cell>
          <table:table-cell table:style-name="ce1" office:value-type="float" office:value="4">
            <text:p>4</text:p>
          </table:table-cell>
          <table:table-cell table:formula="of:=[.$M12]/[.M4]" office:value-type="float" office:value="1.59046710302196">
            <text:p>1.590467</text:p>
          </table:table-cell>
          <table:table-cell table:number-columns-repeated="24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64764">
            <text:p>0.064764</text:p>
          </table:table-cell>
          <table:table-cell office:value-type="float" office:value="0.064751">
            <text:p>0.064751</text:p>
          </table:table-cell>
          <table:table-cell office:value-type="float" office:value="0.06475">
            <text:p>0.064750</text:p>
          </table:table-cell>
          <table:table-cell office:value-type="float" office:value="0.064764">
            <text:p>0.064764</text:p>
          </table:table-cell>
          <table:table-cell office:value-type="float" office:value="0.064732">
            <text:p>0.064732</text:p>
          </table:table-cell>
          <table:table-cell office:value-type="float" office:value="0.06477">
            <text:p>0.064770</text:p>
          </table:table-cell>
          <table:table-cell office:value-type="float" office:value="0.058703">
            <text:p>0.058703</text:p>
          </table:table-cell>
          <table:table-cell office:value-type="float" office:value="0.064734">
            <text:p>0.064734</text:p>
          </table:table-cell>
          <table:table-cell office:value-type="float" office:value="0.064746">
            <text:p>0.064746</text:p>
          </table:table-cell>
          <table:table-cell office:value-type="float" office:value="0.064727">
            <text:p>0.064727</text:p>
          </table:table-cell>
          <table:table-cell office:value-type="float" office:value="8">
            <text:p>8</text:p>
          </table:table-cell>
          <table:table-cell table:formula="of:=AVERAGE([.B5:.K5])" office:value-type="float" office:value="0.0641441">
            <text:p>0.064144</text:p>
          </table:table-cell>
          <table:table-cell table:style-name="ce1" office:value-type="float" office:value="8">
            <text:p>8</text:p>
          </table:table-cell>
          <table:table-cell table:formula="of:=[.$M12]/[.M5]" office:value-type="float" office:value="2.9987637210593">
            <text:p>2.998764</text:p>
          </table:table-cell>
          <table:table-cell table:number-columns-repeated="24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042831">
            <text:p>0.042831</text:p>
          </table:table-cell>
          <table:table-cell office:value-type="float" office:value="0.044412">
            <text:p>0.044412</text:p>
          </table:table-cell>
          <table:table-cell office:value-type="float" office:value="0.042462">
            <text:p>0.042462</text:p>
          </table:table-cell>
          <table:table-cell office:value-type="float" office:value="0.041938">
            <text:p>0.041938</text:p>
          </table:table-cell>
          <table:table-cell office:value-type="float" office:value="0.042175">
            <text:p>0.042175</text:p>
          </table:table-cell>
          <table:table-cell office:value-type="float" office:value="0.042469">
            <text:p>0.042469</text:p>
          </table:table-cell>
          <table:table-cell office:value-type="float" office:value="0.041999">
            <text:p>0.041999</text:p>
          </table:table-cell>
          <table:table-cell office:value-type="float" office:value="0.042457">
            <text:p>0.042457</text:p>
          </table:table-cell>
          <table:table-cell office:value-type="float" office:value="0.042432">
            <text:p>0.042432</text:p>
          </table:table-cell>
          <table:table-cell office:value-type="float" office:value="0.041933">
            <text:p>0.041933</text:p>
          </table:table-cell>
          <table:table-cell office:value-type="float" office:value="12">
            <text:p>12</text:p>
          </table:table-cell>
          <table:table-cell table:formula="of:=AVERAGE([.B6:.K6])" office:value-type="float" office:value="0.0425108">
            <text:p>0.042511</text:p>
          </table:table-cell>
          <table:table-cell table:style-name="ce1" office:value-type="float" office:value="12">
            <text:p>12</text:p>
          </table:table-cell>
          <table:table-cell table:formula="of:=[.$M12]/[.M6]" office:value-type="float" office:value="4.52480310885704">
            <text:p>4.524803</text:p>
          </table:table-cell>
          <table:table-cell table:number-columns-repeated="24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34335">
            <text:p>0.034335</text:p>
          </table:table-cell>
          <table:table-cell office:value-type="float" office:value="0.034049">
            <text:p>0.034049</text:p>
          </table:table-cell>
          <table:table-cell office:value-type="float" office:value="0.034253">
            <text:p>0.034253</text:p>
          </table:table-cell>
          <table:table-cell office:value-type="float" office:value="0.034093">
            <text:p>0.034093</text:p>
          </table:table-cell>
          <table:table-cell office:value-type="float" office:value="0.034278">
            <text:p>0.034278</text:p>
          </table:table-cell>
          <table:table-cell office:value-type="float" office:value="0.034274">
            <text:p>0.034274</text:p>
          </table:table-cell>
          <table:table-cell office:value-type="float" office:value="0.03423">
            <text:p>0.034230</text:p>
          </table:table-cell>
          <table:table-cell office:value-type="float" office:value="0.038037">
            <text:p>0.038037</text:p>
          </table:table-cell>
          <table:table-cell office:value-type="float" office:value="0.034269">
            <text:p>0.034269</text:p>
          </table:table-cell>
          <table:table-cell office:value-type="float" office:value="0.033253">
            <text:p>0.033253</text:p>
          </table:table-cell>
          <table:table-cell office:value-type="float" office:value="16">
            <text:p>16</text:p>
          </table:table-cell>
          <table:table-cell table:formula="of:=AVERAGE([.B7:.K7])" office:value-type="float" office:value="0.0345071">
            <text:p>0.034507</text:p>
          </table:table-cell>
          <table:table-cell table:style-name="ce1" office:value-type="float" office:value="16">
            <text:p>16</text:p>
          </table:table-cell>
          <table:table-cell table:formula="of:=[.$M12]/[.M7]" office:value-type="float" office:value="5.57430210014751">
            <text:p>5.574302</text:p>
          </table:table-cell>
          <table:table-cell table:number-columns-repeated="24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19886">
            <text:p>0.019886</text:p>
          </table:table-cell>
          <table:table-cell office:value-type="float" office:value="0.019591">
            <text:p>0.019591</text:p>
          </table:table-cell>
          <table:table-cell office:value-type="float" office:value="0.021347">
            <text:p>0.021347</text:p>
          </table:table-cell>
          <table:table-cell office:value-type="float" office:value="0.019841">
            <text:p>0.019841</text:p>
          </table:table-cell>
          <table:table-cell office:value-type="float" office:value="0.020579">
            <text:p>0.020579</text:p>
          </table:table-cell>
          <table:table-cell office:value-type="float" office:value="0.01995">
            <text:p>0.019950</text:p>
          </table:table-cell>
          <table:table-cell office:value-type="float" office:value="0.019465">
            <text:p>0.019465</text:p>
          </table:table-cell>
          <table:table-cell office:value-type="float" office:value="0.020275">
            <text:p>0.020275</text:p>
          </table:table-cell>
          <table:table-cell office:value-type="float" office:value="0.019417">
            <text:p>0.019417</text:p>
          </table:table-cell>
          <table:table-cell office:value-type="float" office:value="0.019758">
            <text:p>0.019758</text:p>
          </table:table-cell>
          <table:table-cell office:value-type="float" office:value="32">
            <text:p>32</text:p>
          </table:table-cell>
          <table:table-cell table:formula="of:=AVERAGE([.B8:.K8])" office:value-type="float" office:value="0.0200109">
            <text:p>0.020011</text:p>
          </table:table-cell>
          <table:table-cell table:style-name="ce1" office:value-type="float" office:value="32">
            <text:p>32</text:p>
          </table:table-cell>
          <table:table-cell table:formula="of:=[.$M12]/[.M8]" office:value-type="float" office:value="9.61241123587645">
            <text:p>9.612411</text:p>
          </table:table-cell>
          <table:table-cell table:number-columns-repeated="24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28415">
            <text:p>0.028415</text:p>
          </table:table-cell>
          <table:table-cell office:value-type="float" office:value="0.028983">
            <text:p>0.028983</text:p>
          </table:table-cell>
          <table:table-cell office:value-type="float" office:value="0.028284">
            <text:p>0.028284</text:p>
          </table:table-cell>
          <table:table-cell office:value-type="float" office:value="0.028667">
            <text:p>0.028667</text:p>
          </table:table-cell>
          <table:table-cell office:value-type="float" office:value="0.02813">
            <text:p>0.028130</text:p>
          </table:table-cell>
          <table:table-cell office:value-type="float" office:value="0.02838">
            <text:p>0.028380</text:p>
          </table:table-cell>
          <table:table-cell office:value-type="float" office:value="0.028709">
            <text:p>0.028709</text:p>
          </table:table-cell>
          <table:table-cell office:value-type="float" office:value="0.028334">
            <text:p>0.028334</text:p>
          </table:table-cell>
          <table:table-cell office:value-type="float" office:value="0.029729">
            <text:p>0.029729</text:p>
          </table:table-cell>
          <table:table-cell office:value-type="float" office:value="0.028396">
            <text:p>0.028396</text:p>
          </table:table-cell>
          <table:table-cell office:value-type="float" office:value="40">
            <text:p>40</text:p>
          </table:table-cell>
          <table:table-cell table:formula="of:=AVERAGE([.B9:.K9])" office:value-type="float" office:value="0.0286027">
            <text:p>0.028603</text:p>
          </table:table-cell>
          <table:table-cell table:style-name="ce1" office:value-type="float" office:value="40">
            <text:p>40</text:p>
          </table:table-cell>
          <table:table-cell table:formula="of:=[.$M12]/[.M9]" office:value-type="float" office:value="6.72499449352683">
            <text:p>6.724994</text:p>
          </table:table-cell>
          <table:table-cell table:number-columns-repeated="24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033558">
            <text:p>0.033558</text:p>
          </table:table-cell>
          <table:table-cell office:value-type="float" office:value="0.032561">
            <text:p>0.032561</text:p>
          </table:table-cell>
          <table:table-cell office:value-type="float" office:value="0.032721">
            <text:p>0.032721</text:p>
          </table:table-cell>
          <table:table-cell office:value-type="float" office:value="0.032893">
            <text:p>0.032893</text:p>
          </table:table-cell>
          <table:table-cell office:value-type="float" office:value="0.032974">
            <text:p>0.032974</text:p>
          </table:table-cell>
          <table:table-cell office:value-type="float" office:value="0.032752">
            <text:p>0.032752</text:p>
          </table:table-cell>
          <table:table-cell office:value-type="float" office:value="0.032844">
            <text:p>0.032844</text:p>
          </table:table-cell>
          <table:table-cell office:value-type="float" office:value="0.033197">
            <text:p>0.033197</text:p>
          </table:table-cell>
          <table:table-cell office:value-type="float" office:value="0.032999">
            <text:p>0.032999</text:p>
          </table:table-cell>
          <table:table-cell office:value-type="float" office:value="0.03313">
            <text:p>0.033130</text:p>
          </table:table-cell>
          <table:table-cell office:value-type="float" office:value="48">
            <text:p>48</text:p>
          </table:table-cell>
          <table:table-cell table:formula="of:=AVERAGE([.B10:.K10])" office:value-type="float" office:value="0.0329629">
            <text:p>0.032963</text:p>
          </table:table-cell>
          <table:table-cell table:style-name="ce1" office:value-type="float" office:value="48">
            <text:p>48</text:p>
          </table:table-cell>
          <table:table-cell table:formula="of:=[.$M12]/[.M10]" office:value-type="float" office:value="5.83543923623225">
            <text:p>5.835439</text:p>
          </table:table-cell>
          <table:table-cell table:number-columns-repeated="24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43329">
            <text:p>0.043329</text:p>
          </table:table-cell>
          <table:table-cell office:value-type="float" office:value="0.043262">
            <text:p>0.043262</text:p>
          </table:table-cell>
          <table:table-cell office:value-type="float" office:value="0.043182">
            <text:p>0.043182</text:p>
          </table:table-cell>
          <table:table-cell office:value-type="float" office:value="0.043281">
            <text:p>0.043281</text:p>
          </table:table-cell>
          <table:table-cell office:value-type="float" office:value="0.043371">
            <text:p>0.043371</text:p>
          </table:table-cell>
          <table:table-cell office:value-type="float" office:value="0.043545">
            <text:p>0.043545</text:p>
          </table:table-cell>
          <table:table-cell office:value-type="float" office:value="0.043548">
            <text:p>0.043548</text:p>
          </table:table-cell>
          <table:table-cell office:value-type="float" office:value="0.043229">
            <text:p>0.043229</text:p>
          </table:table-cell>
          <table:table-cell office:value-type="float" office:value="0.043347">
            <text:p>0.043347</text:p>
          </table:table-cell>
          <table:table-cell office:value-type="float" office:value="0.043259">
            <text:p>0.043259</text:p>
          </table:table-cell>
          <table:table-cell office:value-type="float" office:value="64">
            <text:p>64</text:p>
          </table:table-cell>
          <table:table-cell table:formula="of:=AVERAGE([.B11:.K11])" office:value-type="float" office:value="0.0433353">
            <text:p>0.043335</text:p>
          </table:table-cell>
          <table:table-cell table:style-name="ce1" office:value-type="float" office:value="64">
            <text:p>64</text:p>
          </table:table-cell>
          <table:table-cell table:formula="of:=[.$M12]/[.M11]" office:value-type="float" office:value="4.43871393529063">
            <text:p>4.438714</text:p>
          </table:table-cell>
          <table:table-cell table:number-columns-repeated="241"/>
        </table:table-row>
        <table:table-row table:style-name="ro2">
          <table:table-cell office:value-type="string">
            <text:p>sequential</text:p>
          </table:table-cell>
          <table:table-cell office:value-type="float" office:value="0.192249">
            <text:p>0.192249</text:p>
          </table:table-cell>
          <table:table-cell office:value-type="float" office:value="0.192494">
            <text:p>0.192494</text:p>
          </table:table-cell>
          <table:table-cell office:value-type="float" office:value="0.192373">
            <text:p>0.192373</text:p>
          </table:table-cell>
          <table:table-cell office:value-type="float" office:value="0.19238">
            <text:p>0.192380</text:p>
          </table:table-cell>
          <table:table-cell office:value-type="float" office:value="0.192356">
            <text:p>0.192356</text:p>
          </table:table-cell>
          <table:table-cell office:value-type="float" office:value="0.192266">
            <text:p>0.192266</text:p>
          </table:table-cell>
          <table:table-cell table:number-columns-repeated="5"/>
          <table:table-cell table:formula="of:=AVERAGE([.B12:.K12])" office:value-type="float" office:value="0.192353">
            <text:p>0.192353</text:p>
          </table:table-cell>
          <table:table-cell table:number-columns-repeated="243"/>
        </table:table-row>
        <table:table-row table:style-name="ro2">
          <table:table-cell office:value-type="string">
            <text:p>mkl</text:p>
          </table:table-cell>
          <table:table-cell office:value-type="float" office:value="0.327833">
            <text:p>0.327833</text:p>
          </table:table-cell>
          <table:table-cell office:value-type="float" office:value="0.3244">
            <text:p>0.324400</text:p>
          </table:table-cell>
          <table:table-cell office:value-type="float" office:value="0.328702">
            <text:p>0.328702</text:p>
          </table:table-cell>
          <table:table-cell office:value-type="float" office:value="0.281119">
            <text:p>0.281119</text:p>
          </table:table-cell>
          <table:table-cell office:value-type="float" office:value="0.293185">
            <text:p>0.293185</text:p>
          </table:table-cell>
          <table:table-cell office:value-type="float" office:value="0.336629">
            <text:p>0.336629</text:p>
          </table:table-cell>
          <table:table-cell table:number-columns-repeated="5"/>
          <table:table-cell table:style-name="ce3" table:formula="of:=AVERAGE([.B13:.K13])" office:value-type="float" office:value="0.315311333333333">
            <text:p>0.315311</text:p>
          </table:table-cell>
          <table:table-cell table:style-name="ce3"/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2">
          <table:table-cell>
            <draw:frame table:end-cell-address="Sheet1.H49" table:end-x="0.6835in" table:end-y="0.137in" draw:z-index="0" draw:style-name="gr1" svg:width="6.6354in" svg:height="6.0996in" svg:x="0.3362in" svg:y="0.0831in">
              <draw:object draw:notify-on-update-of-ranges="Sheet1.L2:Sheet1.L11 Sheet1.M2:Sheet1.M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3"/>
          <table:table-cell table:style-name="Default"/>
          <table:table-cell table:number-columns-repeated="5"/>
          <table:table-cell>
            <draw:frame table:end-cell-address="Sheet1.Q50" table:end-x="0.461in" table:end-y="0.0736in" draw:z-index="1" draw:style-name="gr1" svg:width="6.5409in" svg:height="5.7835in" svg:x="0.1433in" svg:y="0.1575in">
              <draw:object draw:notify-on-update-of-ranges="Sheet1.N2:Sheet1.N11 Sheet1.O2:Sheet1.O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6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2" table:number-rows-repeated="6550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3/08/2010</text:date>, <text:time>23:4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2-21T20:11:27</meta:creation-date>
    <dc:date>2010-03-08T23:45:03.76</dc:date>
    <meta:editing-cycles>39</meta:editing-cycles>
    <meta:editing-duration>PT12H20M55S</meta:editing-duration>
    <dc:creator>Samuel Palmer</dc:creator>
    <meta:document-statistic meta:table-count="3" meta:cell-count="16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6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2.9751129150391pt" style:font-size-asian="12.9751129150391pt" style:font-size-complex="12.9751129150391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98277091979981pt" style:font-size-asian="8.98277091979981pt" style:font-size-complex="8.98277091979981pt"/>
    </style:style>
    <style:style style:name="ch7" style:family="chart" style:data-style-name="N117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98277091979981pt" style:font-size-asian="8.98277091979981pt" style:font-size-complex="8.98277091979981pt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5cm" svg:height="15.494cm" xlink:href=".." chart:class="chart:bar" chart:style-name="ch1">
        <chart:title svg:x="6.281cm" svg:y="0.338cm" chart:style-name="ch2">
          <text:p>Ranger Running Times</text:p>
        </chart:title>
        <chart:subtitle svg:x="5.397cm" svg:y="1.122cm" chart:style-name="ch3">
          <text:p>10000x10000 matrix (70% sparsity)</text:p>
        </chart:subtitle>
        <chart:plot-area chart:style-name="ch4" table:cell-range-address="Sheet1.L2:Sheet1.M11" chart:data-source-has-labels="column" svg:x="0.468cm" svg:y="1.573cm" svg:width="16.044cm" svg:height="13.51cm">
          <chart:axis chart:dimension="x" chart:name="primary-x" chart:style-name="ch5">
            <chart:title svg:x="8.19cm" svg:y="14.796cm" chart:style-name="ch6">
              <text:p>Processes</text:p>
            </chart:title>
            <chart:categories table:cell-range-address="Sheet1.L2:Sheet1.L11"/>
          </chart:axis>
          <chart:axis chart:dimension="y" chart:name="primary-y" chart:style-name="ch7">
            <chart:title svg:x="0.342cm" svg:y="8.187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 text:id="Sheet1.L2:Sheet1.L11">1</text:p>
              </table:table-cell>
              <table:table-cell office:value-type="float" office:value="0.1923534">
                <text:p text:id="Sheet1.M2:Sheet1.M11">0.19235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9899">
                <text:p>0.189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09412">
                <text:p>0.1209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41441">
                <text:p>0.0641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25108">
                <text:p>0.0425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5071">
                <text:p>0.03450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00109">
                <text:p>0.0200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86027">
                <text:p>0.0286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29629">
                <text:p>0.03296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33353">
                <text:p>0.0433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5cm" svg:height="14.691cm" xlink:href=".." chart:class="chart:line" chart:style-name="ch1">
        <chart:title svg:x="7.381cm" svg:y="0.294cm" chart:style-name="ch2">
          <text:p>Speedup </text:p>
        </chart:title>
        <chart:subtitle svg:x="5.277cm" svg:y="1.09cm" chart:style-name="ch3">
          <text:p>10000x10000 matrix (70% sparsity)</text:p>
        </chart:subtitle>
        <chart:plot-area chart:style-name="ch4" table:cell-range-address="Sheet1.N2:Sheet1.O11" chart:data-source-has-labels="column" svg:x="0.502cm" svg:y="1.723cm" svg:width="15.721cm" svg:height="12.289cm">
          <chart:axis chart:dimension="x" chart:name="primary-x" chart:style-name="ch5">
            <chart:title svg:x="7.867cm" svg:y="13.708cm" chart:style-name="ch6">
              <text:p>Processes</text:p>
            </chart:title>
            <chart:categories table:cell-range-address="Sheet1.N2:Sheet1.N11"/>
          </chart:axis>
          <chart:axis chart:dimension="y" chart:name="primary-y" chart:style-name="ch7">
            <chart:title svg:x="0.371cm" svg:y="8.23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 text:id="Sheet1.N2:Sheet1.N11">1</text:p>
              </table:table-cell>
              <table:table-cell office:value-type="float" office:value="0.999997920494257">
                <text:p text:id="Sheet1.O2:Sheet1.O11">0.9999979204942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292265888709">
                <text:p>1.01292265888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046710302196">
                <text:p>1.59046710302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987637210593">
                <text:p>2.9987637210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2480310885704">
                <text:p>4.524803108857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57430210014751">
                <text:p>5.57430210014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61241123587645">
                <text:p>9.612411235876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72499449352683">
                <text:p>6.724994493526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3543923623225">
                <text:p>5.835439236232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43871393529063">
                <text:p>4.438713935290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